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6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sheet_edit.py$mfg_macro?language=Python&amp;location=user" xlink:type="simple"/>
              </office:event-listeners>
            </form:button>
          </form:form>
        </office:forms>
        <table:shapes>
          <draw:control draw:z-index="0" draw:name="Control 1" draw:text-style-name="P1" svg:width="1.4524in" svg:height="0.7843in" svg:x="1.0299in" svg:y="0.3346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ce5"/>
        <table:table-column table:style-name="co7" table:default-cell-style-name="ce4"/>
        <table:table-column table:style-name="co1" table:number-columns-repeated="2" table:default-cell-style-name="ce4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Sun Jan <text:s/>8 19:26:52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..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2-14T11:22:36.452229945</dc:date>
    <meta:editing-duration>P3DT7H57M57S</meta:editing-duration>
    <meta:editing-cycles>58</meta:editing-cycles>
    <meta:generator>LibreOffice/7.5.0.3$Linux_X86_64 LibreOffice_project/50$Build-3</meta:generator>
    <dc:creator>Mike Gering</dc:creator>
    <meta:document-statistic meta:table-count="10" meta:cell-count="1059" meta:object-count="1"/>
  </office:meta>
</office:document-meta>
</file>